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41CC69B63C9EAF67180.png" manifest:media-type="image/png"/>
  <manifest:file-entry manifest:full-path="Pictures/10000000000006840000038B6EE48680082FE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6.9252in" svg:height="3.7654in" draw:z-index="0"><draw:image xlink:href="Pictures/10000000000006840000038B6EE48680082FE6D4.png" xlink:type="simple" xlink:show="embed" xlink:actuate="onLoad" draw:mime-type="image/png"/></draw:frame><draw:frame draw:style-name="fr1" draw:name="Image2" text:anchor-type="char" svg:x="0in" svg:y="3.7646in" svg:width="6.9252in" svg:height="3.7957in" draw:z-index="1"><draw:image xlink:href="Pictures/100000000000077F0000041CC69B63C9EAF671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1:05:22.694308896</meta:creation-date>
    <dc:date>2024-11-16T15:30:30.124880029</dc:date>
    <meta:editing-duration>PT4H14M5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